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FA000003EEBAD219E2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25cm" svg:height="4.2cm" svg:x="8cm" svg:y="2.8cm">
          <draw:image xlink:href="Pictures/10000000000003FA000003EEBAD219E2.png" xlink:type="simple" xlink:show="embed" xlink:actuate="onLoad">
            <text:p/>
          </draw:image>
        </draw:frame>
        <draw:frame draw:style-name="gr1" draw:text-style-name="P1" draw:layer="layout" svg:width="4.25cm" svg:height="4.2cm" svg:x="8cm" svg:y="7.8cm">
          <draw:image xlink:href="Pictures/10000000000003FA000003EEBAD219E2.png" xlink:type="simple" xlink:show="embed" xlink:actuate="onLoad">
            <text:p/>
          </draw:image>
        </draw:frame>
        <draw:frame draw:style-name="gr1" draw:text-style-name="P1" draw:layer="layout" svg:width="4.25cm" svg:height="4.2cm" svg:x="8cm" svg:y="13cm">
          <draw:image xlink:href="Pictures/10000000000003FA000003EEBAD219E2.png" xlink:type="simple" xlink:show="embed" xlink:actuate="onLoad">
            <text:p/>
          </draw:image>
        </draw:frame>
        <draw:frame draw:style-name="gr1" draw:text-style-name="P1" draw:layer="layout" svg:width="4.25cm" svg:height="4.2cm" svg:x="8cm" svg:y="18cm">
          <draw:image xlink:href="Pictures/10000000000003FA000003EEBAD219E2.png" xlink:type="simple" xlink:show="embed" xlink:actuate="onLoad">
            <text:p/>
          </draw:image>
        </draw:frame>
        <draw:frame draw:style-name="gr1" draw:text-style-name="P1" draw:layer="layout" svg:width="4.25cm" svg:height="4.2cm" svg:x="8cm" svg:y="23cm">
          <draw:image xlink:href="Pictures/10000000000003FA000003EEBAD219E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7M44S</meta:editing-duration>
    <meta:editing-cycles>3</meta:editing-cycles>
    <meta:generator>OpenOffice/4.1.2$Win32 OpenOffice.org_project/412m3$Build-9782</meta:generator>
    <dc:date>2024-09-30T16:18:30.41</dc:date>
    <meta:document-statistic meta:object-count="5"/>
  </office:meta>
</office:document-meta>
</file>